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Vertigo” sent shivers down my spine at moments – it is truly my favorite Alfred Hitchcock film. Hitchcock's precise style of story telling and his execution through directing his films truly yields masterpieces. The editing, the score, the acting, the set and color balances... Hitchcock masterfully blends these things and creates moving art, pure entertainment.</text:p>
      <text:p text:style-name="P1"/>
      <text:p text:style-name="P1"><text:tab/>The first things that really stuck out to me about the film were the editing, camera operation and romanticized imagery and sets within the scenes. The edited, psychedelic sequences in this film portrayed an awesome sense of vertigo. For example, in the introduction credits, we see a lady's eye with sickly spirals flying in and out of it. And again, we see this same kind of thing when Scottie is having a nightmare (we see bright flashing colors, and then this vortex-like-thing which Scottie's head is soaring through and finally we see his silhouette falling as Madalyn fell). The third edited scene that I found really effective, was the combination of music and camera zooms to show the distance and emphasize Scottie's sense of vertigo when he looked over a ledge, or down the church's staircase. All in all, I think that Hitchcock's storyboarding really pays off in his films. There are many scenes in this movie that are just iconic, for instance the scene where “Madalyn” (the impostor) is standing under the Golden Gate Bridge, dropping flowers into the water before “committing suicide.”</text:p>
      <text:p text:style-name="P1"/>
      <text:p text:style-name="P1"><text:tab/>The second thing that I loved about this movie was the acting. Although James Stewart hasn't seemed to have much versatility in the roles I have seen him in (he almost always has the same personality), he does a remarkable job in “Vertigo.” He always seems to act in such a way that you really don't have a choice but to like him and to sympathize with him. Because of this, I argue that he really doesn't need to play different roles – he is already perfectly relate-able. </text:p>
      <text:p text:style-name="P1"/>
      <text:p text:style-name="P1"><text:tab/>The third thing I love about this movie is the plot. This movie has a perfect blend of mystery, illusion, romance and twists. Quite frankly, I was not able to predict any of the major twists. In the end, when Judy falls off the same bell tower that Madalyn fell from, it sent shivers down my spine. Overall, this movie is excellent and I consider it a favorite of 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3-02T16:57:50</dc:date>
    <meta:editing-duration>PT2H4M1S</meta:editing-duration>
    <meta:editing-cycles>69</meta:editing-cycles>
    <meta:generator>LibreOffice/3.5$Linux_X86_64 LibreOffice_project/350m1$Build-202</meta:generator>
    <meta:document-statistic meta:table-count="0" meta:image-count="0" meta:object-count="0" meta:page-count="1" meta:paragraph-count="4" meta:word-count="397" meta:character-count="2311" meta:non-whitespace-character-count="1913"/>
  </office:meta>
</office:document-meta>
</file>